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inition variable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NB : les différents élement sont séparé par “;”</text:p>
      <text:p text:style-name="P2"/>
      <text:p text:style-name="P2">celVide : T[celVide ; 1 ; n,t ; u]</text:p>
      <text:p text:style-name="P2"/>
      <text:p text:style-name="P2"/>
      <text:p text:style-name="P2">bateau : </text:p>
      <text:list xml:id="list1273253639642921692" text:style-name="L1">
        <text:list-item>
          <text:p text:style-name="P4">porte avion : T[PA ; partiePA : 1,2,3,4,5 ; etat : t,c,n ; orientation : r,l,u,d]</text:p>
        </text:list-item>
        <text:list-item>
          <text:p text:style-name="P4">croiseur : <text:s/>T[CR ; partieCR : 1,2,3,4 ; etat : t,c,n ; orientation : r,l,u,d]</text:p>
        </text:list-item>
        <text:list-item>
          <text:p text:style-name="P4">contre-torpilleur : T[CT ; partieCT : 1,2,3 ; etat : t,c,n ; orientation : r,l,u,d]</text:p>
        </text:list-item>
        <text:list-item>
          <text:p text:style-name="P4">sous_marin : T[SM ; partieSM : 1,2,3 ; etat : t,c,n ; orientation : r,l,u,d] </text:p>
        </text:list-item>
        <text:list-item>
          <text:p text:style-name="P4">torpilleur : T[TO ; partieTO : 1,2 ; etat : t,c,n ; orientation : r,l,u,d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 riedel</meta:initial-creator>
    <meta:creation-date>2016-10-03T12:30:31.95</meta:creation-date>
    <dc:date>2016-10-05T22:00:29.52</dc:date>
    <dc:creator>andreas riedel</dc:creator>
    <meta:editing-duration>PT17M6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9" meta:word-count="103" meta:character-count="506"/>
  </office:meta>
</office:document-meta>
</file>